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3.0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llide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Enemy typ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lways Proces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E1</text:p>
          </table:table-cell>
          <table:table-cell office:value-type="string">
            <text:p>Ghost</text:p>
          </table:table-cell>
          <table:table-cell office:value-type="string">
            <text:p>monsters/shadow-s-3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2</text:p>
          </table:table-cell>
          <table:table-cell office:value-type="string">
            <text:p>Flayed</text:p>
          </table:table-cell>
          <table:table-cell office:value-type="string">
            <text:p>monsters/ghost-s-3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3</text:p>
          </table:table-cell>
          <table:table-cell office:value-type="string">
            <text:p>Skeleton</text:p>
          </table:table-cell>
          <table:table-cell office:value-type="string">
            <text:p>monsters/deathblade-attack1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4</text:p>
          </table:table-cell>
          <table:table-cell office:value-type="string">
            <text:p>Spider</text:p>
          </table:table-cell>
          <table:table-cell office:value-type="string">
            <text:p>monsters/cavespider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5</text:p>
          </table:table-cell>
          <table:table-cell office:value-type="string">
            <text:p>Zombie</text:p>
          </table:table-cell>
          <table:table-cell office:value-type="string">
            <text:p>monsters/soulless-attack-s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6</text:p>
          </table:table-cell>
          <table:table-cell office:value-type="string">
            <text:p>Crab</text:p>
          </table:table-cell>
          <table:table-cell office:value-type="string">
            <text:p>monsters/crab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1</text:p>
          </table:table-cell>
          <table:table-cell office:value-type="string">
            <text:p>Tree</text:p>
          </table:table-cell>
          <table:table-cell office:value-type="string">
            <text:p>scenery/oak-leaning.png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1</text:p>
          </table:table-cell>
          <table:table-cell office:value-type="string">
            <text:p>Generator</text:p>
          </table:table-cell>
          <table:table-cell table:style-name="ce2" office:value-type="string">
            <text:p>monsters/bonestack.png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2</text:p>
          </table:table-cell>
          <table:table-cell office:value-type="string">
            <text:p>Generator</text:p>
          </table:table-cell>
          <table:table-cell table:style-name="ce2" office:value-type="string">
            <text:p>monsters/bonestack.png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3</text:p>
          </table:table-cell>
          <table:table-cell office:value-type="string">
            <text:p>Generator</text:p>
          </table:table-cell>
          <table:table-cell table:style-name="ce2" office:value-type="string">
            <text:p>monsters/bonestack.png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4</text:p>
          </table:table-cell>
          <table:table-cell office:value-type="string">
            <text:p>Generator</text:p>
          </table:table-cell>
          <table:table-cell table:style-name="ce2" office:value-type="string">
            <text:p>monsters/bonestack.png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5</text:p>
          </table:table-cell>
          <table:table-cell office:value-type="string">
            <text:p>Generator</text:p>
          </table:table-cell>
          <table:table-cell table:style-name="ce2" office:value-type="string">
            <text:p>monsters/bonestack.png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6</text:p>
          </table:table-cell>
          <table:table-cell office:value-type="string">
            <text:p>Generator</text:p>
          </table:table-cell>
          <table:table-cell table:style-name="ce2" office:value-type="string">
            <text:p>monsters/bonestack.png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Death</text:p>
          </table:table-cell>
          <table:table-cell office:value-type="string">
            <text:p>monsters/lich-magic-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99999">
            <text:p>99999</text:p>
          </table:table-cell>
          <table:table-cell office:value-type="float" office:value="1">
            <text:p>1</text:p>
          </table:table-cell>
          <table:table-cell office:value-type="string">
            <text:p>S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/08/2009</text:date>, <text:time>15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04-11T11:01:32</meta:creation-date>
    <dc:creator>Stephen Carlyle-Smith</dc:creator>
    <dc:date>2009-08-14T15:38:29.54</dc:date>
    <dc:language>en-GB</dc:language>
    <meta:editing-cycles>54</meta:editing-cycles>
    <meta:editing-duration>PT01H30M28S</meta:editing-duration>
    <meta:document-statistic meta:table-count="1" meta:cell-count="165" meta:object-count="0"/>
    <meta:user-defined meta:name="Info 1"/>
    <meta:user-defined meta:name="Info 2"/>
    <meta:user-defined meta:name="Info 3"/>
    <meta:user-defined meta:name="Info 4"/>
  </office:meta>
</office:document-meta>
</file>